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CacheManager.setCaches( Collection &lt; ? extends Cache &gt; cach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acheManager.loadCa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